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25AAF2B7F52.png"/>
  <manifest:file-entry manifest:media-type="image/gif" manifest:full-path="Pictures/10000000000001EA000001D4617D27CF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4.25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Andale Mono'" style:font-pitch="fixed" fo:font-size="96pt" style:font-size-asian="96pt" style:font-size-complex="96pt"/>
    </style:style>
    <style:style style:name="T1" style:family="text">
      <style:text-properties fo:color="#000000" fo:font-family="'Andale Mono'" style:font-pitch="fixed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658cm" svg:height="6.766cm" svg:x="19.5cm" svg:y="7.234cm">
          <draw:image xlink:href="Pictures/10000201000002580000025AAF2B7F52.png" xlink:type="simple" xlink:show="embed" xlink:actuate="onLoad">
            <text:p/>
          </draw:image>
        </draw:frame>
        <draw:frame draw:style-name="gr2" draw:text-style-name="P1" draw:layer="layout" svg:width="9.5cm" svg:height="9.5cm" svg:x="2.5cm" svg:y="6cm">
          <draw:image xlink:href="Pictures/10000000000001EA000001D4617D27CF.gif" xlink:type="simple" xlink:show="embed" xlink:actuate="onLoad">
            <text:p/>
          </draw:image>
        </draw:frame>
        <draw:frame draw:style-name="gr3" draw:text-style-name="P2" draw:layer="layout" svg:width="19.5cm" svg:height="4.5cm" svg:x="6cm" svg:y="8.5cm">
          <draw:text-box>
            <text:p text:style-name="P2"><text:span text:style-name="T1">SummerDe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SummerDev" draw:style="radial" draw:cx="25%" draw:cy="50%" draw:start-color="#2300dc" draw:end-color="#e6ff00" draw:start-intensity="65%" draw:end-intensity="100%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émi ETE</meta:initial-creator>
    <meta:creation-date>2011-10-07T22:03:02</meta:creation-date>
    <dc:date>2011-10-07T22:38:22</dc:date>
    <dc:creator>Rémi ETE</dc:creator>
    <meta:editing-duration>PT19M55S</meta:editing-duration>
    <meta:editing-cycles>1</meta:editing-cycles>
    <meta:document-statistic meta:object-count="3"/>
    <meta:generator>LibreOffice/3.3$Linux LibreOffice_project/330m19$Build-301</meta:generator>
  </office:meta>
</office:document-meta>
</file>